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271in"/>
    </style:style>
    <style:style style:name="Table1.B" style:family="table-column">
      <style:table-column-properties style:column-width="0.5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2.1347in"/>
    </style:style>
    <style:style style:name="Table3.B" style:family="table-column">
      <style:table-column-properties style:column-width="2.8292in"/>
    </style:style>
    <style:style style:name="Table3.C" style:family="table-column">
      <style:table-column-properties style:column-width="1.954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4174in" fo:margin-left="0.4986in" fo:margin-right="0.009in" table:align="margins"/>
    </style:style>
    <style:style style:name="Table5.A" style:family="table-column">
      <style:table-column-properties style:column-width="6.4174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188in" table:align="left"/>
    </style:style>
    <style:style style:name="Table7.A" style:family="table-column">
      <style:table-column-properties style:column-width="0.2444in"/>
    </style:style>
    <style:style style:name="Table7.B" style:family="table-column">
      <style:table-column-properties style:column-width="6.6743in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0.7076in" table:align="left"/>
    </style:style>
    <style:style style:name="Table8.A" style:family="table-column">
      <style:table-column-properties style:column-width="0.7076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6743in" fo:margin-left="0.241in" fo:margin-right="0.0097in" table:align="margins"/>
    </style:style>
    <style:style style:name="Table9.A" style:family="table-column">
      <style:table-column-properties style:column-width="1.6333in" style:rel-column-width="16037*"/>
    </style:style>
    <style:style style:name="Table9.B" style:family="table-column">
      <style:table-column-properties style:column-width="0.2056in" style:rel-column-width="2018*"/>
    </style:style>
    <style:style style:name="Table9.C" style:family="table-column">
      <style:table-column-properties style:column-width="4.8354in" style:rel-column-width="47480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2.9819in" style:rel-column-width="28210*"/>
    </style:style>
    <style:style style:name="Table11.B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B1" style:family="table-cell">
      <style:table-cell-properties fo:padding="0in" fo:border="none"/>
    </style:style>
    <style:style style:name="Table12" style:family="table">
      <style:table-properties style:width="0.9514in" table:align="left"/>
    </style:style>
    <style:style style:name="Table12.A" style:family="table-column">
      <style:table-column-properties style:column-width="0.9514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3.8326in" table:align="left"/>
    </style:style>
    <style:style style:name="Table13.A" style:family="table-column">
      <style:table-column-properties style:column-width="3.8326in"/>
    </style:style>
    <style:style style:name="Table13.1" style:family="table-row">
      <style:table-row-properties style:min-row-height="0.9903in"/>
    </style:style>
    <style:style style:name="Table13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2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">BERITA ACARA</text:p>
            <text:p text:style-name="P2">PENGEMBALIAN BARANG BUKTI 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1"/>Pada hari ini {hari} tanggal {tanggal} bulan {bulan} tahun {tahun} bertempat di {tempat} kami :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[!-- BEGIN jaksaPenerima --]</text:p>
            <text:p text:style-name="P3">{urutan}. <text:s/>Nama <text:s text:c="4"/>: {nama_pegawai}</text:p>
            <text:p text:style-name="P3"><text:s text:c="5"/>Pangkat / NIP : {pangkat_pegawai}/{nip_pegawai}</text:p>
            <text:p text:style-name="P3"><text:s text:c="5"/>Jabatan <text:s text:c="2"/>: {jabatan_pegawai}</text:p>
            <text:p text:style-name="P6">[!-- END jaksaPenerima --]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Berdasarkan :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float" office:value="1">
            <text:p text:style-name="Table_20_Contents">1</text:p>
          </table:table-cell>
          <table:table-cell table:style-name="Table7.B1" office:value-type="string">
            <text:p text:style-name="Table_20_Contents">Surat Perintah {surat_perintah} Nomor {nomor} tanggal {tanggal}</text:p>
            <text:p text:style-name="Table_20_Contents">dalam perkara a.n. tersangka/terdakwa melanggar pasa1 {pasal}</text:p>
          </table:table-cell>
        </table:table-row>
        <table:table-row>
          <table:table-cell table:style-name="Table7.A1" office:value-type="float" office:value="2">
            <text:p text:style-name="Table_20_Contents">2</text:p>
          </table:table-cell>
          <table:table-cell table:style-name="Table7.B1" office:value-type="string">
            <text:p text:style-name="Table_20_Contents">Bahwa, barang bukti tersebut tidak diperlukan lagi untuk kepentingan penyidikan/penuntutan karena perkaranya dihentikan penyidikan/penuntutannya/ dikesampingkan untuk kepentingan umum/untuk pelaksanaan putusan PN/PT/MA {putusan} Nomor Tanggal{tanggal} telah mengembalikan barang bukti berupa {barbuk}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Kepada :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Nama</text:p>
          </table:table-cell>
          <table:table-cell table:style-name="Table9.A1" office:value-type="string">
            <text:p text:style-name="Table_20_Contents">:</text:p>
          </table:table-cell>
          <table:table-cell table:style-name="Table9.A1" office:value-type="string">
            <text:p text:style-name="Table_20_Contents">{nama}</text:p>
          </table:table-cell>
        </table:table-row>
        <table:table-row>
          <table:table-cell table:style-name="Table9.A1" office:value-type="string">
            <text:p text:style-name="Table_20_Contents">Pekerjaan</text:p>
          </table:table-cell>
          <table:table-cell table:style-name="Table9.A1" office:value-type="string">
            <text:p text:style-name="Table_20_Contents">:</text:p>
          </table:table-cell>
          <table:table-cell table:style-name="Table9.A1" office:value-type="string">
            <text:p text:style-name="Table_20_Contents">{pekerjaan}</text:p>
          </table:table-cell>
        </table:table-row>
        <table:table-row>
          <table:table-cell table:style-name="Table9.A1" office:value-type="string">
            <text:p text:style-name="Table_20_Contents">Alamat</text:p>
          </table:table-cell>
          <table:table-cell table:style-name="Table9.A1" office:value-type="string">
            <text:p text:style-name="Table_20_Contents">:</text:p>
          </table:table-cell>
          <table:table-cell table:style-name="Table9.A1" office:value-type="string">
            <text:p text:style-name="Table_20_Contents">{alamat}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s text:c="7"/>Demikian Berita Acara ini dibuat dengan sebenarnya atas kekuatan sumpah jabatan, kemudian ditutup dan tanda tangani pada hari dan tanggal tersebut diatas.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Yang menerima,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 <text:s/>{yang_menerima} <text:s/>)</text:p>
          </table:table-cell>
          <table:table-cell table:style-name="Table11.B1" office:value-type="string">
            <text:p text:style-name="P4"><text:s/>Yang mengembalikan</text:p>
            <text:p text:style-name="P4">Jaksa Penyidik/Penuntut Umum</text:p>
            <text:p text:style-name="P4"/>
            <text:p text:style-name="P4"/>
            <text:p text:style-name="P4"/>
            <text:p text:style-name="P4"/>
            <text:p text:style-name="P4"/>
            <text:p text:style-name="P5">{nama_penandatangan}</text:p>
            <text:p text:style-name="P4">{pangkat} NIP. {nip_penandatangan}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Standard">Saksi-saksi :</text:p>
          </table:table-cell>
        </table:table-row>
      </table:table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p text:style-name="P3">[!-- BEGIN saksi --]</text:p>
              <text:p text:style-name="P3">{urutan}. <text:s/>Nama <text:s text:c="4"/>: {nama_pegawai}</text:p>
              <text:p text:style-name="P3"><text:s text:c="5"/>Pangkat / NIP : {pangkat_pegawai}/{nip_pegawai}</text:p>
              <text:p text:style-name="P3"><text:s text:c="5"/>Jabatan <text:s text:c="2"/>: {jabatan_pegawai}</text:p>
              <text:p text:style-name="P6">[!-- END saksi --]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0:10:35.62</meta:creation-date>
    <dc:date>2016-06-21T10:56:57.51</dc:date>
    <meta:editing-duration>PT30M58S</meta:editing-duration>
    <meta:editing-cycles>11</meta:editing-cycles>
    <meta:generator>OpenOffice/4.1.1$Win32 OpenOffice.org_project/411m6$Build-9775</meta:generator>
    <dc:creator>hadi wibowo</dc:creator>
    <meta:document-statistic meta:table-count="13" meta:image-count="0" meta:object-count="0" meta:page-count="1" meta:paragraph-count="40" meta:word-count="166" meta:character-count="1316"/>
  </office:meta>
</office:document-meta>
</file>